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C Inviter participants (serveur) :</text:p>
      <text:p text:style-name="Normal">Acteur principal :<text:line-break/><text:tab/>Serveur</text:p>
      <text:p text:style-name="Normal">Acteurs secondaires :<text:line-break/><text:tab/>Organisateur d’un vote, Utilisateurs invités, Client, BDD</text:p>
      <text:p text:style-name="Normal">Objectif :<text:line-break/><text:tab/>Le Serveur doit pouvoir<text:s/>ajouter des Utilisateurs envoyés par un Organisateur à un vote et les notifier du vote</text:p>
      <text:p text:style-name="Normal">Préconditions :<text:line-break/><text:tab/>- Le Serveur est accessible<text:line-break/><text:tab/>- La BDD est accessible</text:p>
      <text:p text:style-name="Normal">Postconditions :<text:line-break/><text:tab/>- Les Utilisateurs invités ont été ajouté au vote en BDD<text:line-break/><text:tab/>- Les Utilisateurs invités ont été notifiés du vote</text:p>
      <text:p text:style-name="Normal">Scénario nominal :<text:line-break/><text:tab/>1) Le Serveur reçoit une liste d’Utilisateurs à inviter<text:line-break/><text:tab/>2) Le Serveur valide les données<text:line-break/><text:s/><text:tab/>3) Le Serveur vérifie l’existence du vote en BDD<text:line-break/><text:s/><text:tab/>4) Le Serveur vérifie l’existence des Utilisateurs invités<text:line-break/><text:tab/>5) Le Serveur ajoute au vote les Utilisateurs en BDD<text:line-break/><text:tab/>6) Le Serveur notifie l’Organisateur du bon déroulement<text:line-break/><text:tab/>7) Le Serveur notifie les Utilisateurs invités du vote</text:p>
      <text:p text:style-name="Normal">Alternatives :<text:line-break/><text:tab/>2a) Les données ne sont pas valides<text:line-break/><text:s/><text:tab/><text:tab/>1) Le traitement est annulé<text:line-break/><text:tab/><text:tab/>2) Le Serveur notifie l’Organisateur et fait remonter l’erreur à l’équipe de développement<text:s/></text:p>
      <text:p text:style-name="Normal"><text:tab/>3a) Le vote n’existe pas<text:line-break/><text:tab/><text:tab/>1) Le traitement est annulé<text:line-break/><text:tab/><text:tab/>2) Le Serveur notifie l’Organisateur<text:line-break/><text:tab/><text:tab/>3) Le Serveur remonte l’erreur à l’équipe de développement</text:p>
      <text:p text:style-name="Normal"><text:tab/>5a) Un ou des Utilisateurs participent déjà au vote<text:line-break/><text:tab/><text:tab/>1) Le Serveur ajoute seulement ceux qui ne participent pas encore<text:line-break/><text:tab/><text:tab/>2) Le cas d’utilisation reprend à l’étape 5</text:p>
      <text:p text:style-name="Normal"><text:tab/>4a) Un ou des Utilisateurs n’existe pas<text:line-break/><text:tab/><text:tab/>1)<text:s/>Le Serveur envoie un mail pour les inviter à s’inscrire<text:line-break/><text:s/><text:tab/><text:tab/>2) Le Serveur met temporairement les infos en BDD pour les ajouter une fois inscrit<text:line-break/><text:s/><text:tab/><text:tab/>3) Le cas reprend à l’étape 5 en ignorant ces Utilisateurs</text:p>
      <text:p text:style-name="Normal"><text:tab/>5c), 5a1a), 4a2a) La mise en BDD a échoué<text:line-break/><text:tab/><text:tab/>1) Le Serveur notifie l’Utilisateur et fais remonter l’erreur à l’équipe de développement</text:p>
      <text:p text:style-name="Normal"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y-kay_du_83@hotmail.fr</meta:initial-creator>
    <dc:creator>kay-kay_du_83@hotmail.fr</dc:creator>
    <meta:creation-date>2015-04-22T10:42:00Z</meta:creation-date>
    <dc:date>2015-04-23T09:53:00Z</dc:date>
    <meta:template xlink:href="Normal.dotm" xlink:type="simple"/>
    <meta:editing-cycles>11</meta:editing-cycles>
    <meta:editing-duration>PT6540S</meta:editing-duration>
    <meta:document-statistic meta:page-count="2" meta:paragraph-count="3" meta:word-count="268" meta:character-count="1741" meta:row-count="12" meta:non-whitespace-character-count="1476"/>
  </office:meta>
</office:document-meta>
</file>